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rail car will take you through this cave in an
instant, but it's actually a fairly long distance
on foot.</text:p>
          </table:table-cell>
          <table:table-cell table:number-columns-repeated="1020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really convinced by that coming from
someone who's normally always holed up at
home.</text:p>
          </table:table-cell>
          <table:table-cell table:number-columns-repeated="1020"/>
        </table:table-row>
        <table:table-row>
          <table:table-cell table:style-name="ce0" office:value-type="string">
            <text:p>まあまあ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Nyanko.</text:p>
          </table:table-cell>
          <table:table-cell table:number-columns-repeated="1020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style-name="ce0"/>
          <table:table-cell table:style-name="ce0"/>
          <table:table-cell table:style-name="ce0" office:value-type="string">
            <text:p>In this world, there are two kinds of hikikomori.</text:p>
          </table:table-cell>
          <table:table-cell table:number-columns-repeated="1020"/>
        </table:table-row>
        <table:table-row>
          <table:table-cell table:style-name="ce0" office:value-type="string">
            <text:p>何よ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...?</text:p>
          </table:table-cell>
          <table:table-cell table:number-columns-repeated="1020"/>
        </table:table-row>
        <table:table-row>
          <table:table-cell table:style-name="ce0" office:value-type="string">
            <text:p>分かっ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know!!</text:p>
          </table:table-cell>
          <table:table-cell table:number-columns-repeated="1020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style-name="ce0"/>
          <table:table-cell table:style-name="ce0"/>
          <table:table-cell table:style-name="ce0" office:value-type="string">
            <text:p>Hikikomoris that can, and hikikomoris that
can't?</text:p>
          </table:table-cell>
          <table:table-cell table:number-columns-repeated="1020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flow of the conversation, wouldn't it
be those who can move and those who can't?</text:p>
          </table:table-cell>
          <table:table-cell table:number-columns-repeated="1020"/>
        </table:table-row>
        <table:table-row>
          <table:table-cell table:style-name="ce0" office:value-type="string">
            <text:p>（会話に入っていけない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will not even be able to comment on this
subject...)</text:p>
          </table:table-cell>
          <table:table-cell table:number-columns-repeated="1020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a hikikomori is a hikikomori when
all is said and done.</text:p>
          </table:table-cell>
          <table:table-cell table:number-columns-repeated="1020"/>
        </table:table-row>
        <table:table-row>
          <table:table-cell table:style-name="ce0" office:value-type="string">
            <text:p>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rong.</text:p>
          </table:table-cell>
          <table:table-cell table:number-columns-repeated="1020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style-name="ce0"/>
          <table:table-cell table:style-name="ce0"/>
          <table:table-cell table:style-name="ce0" office:value-type="string">
            <text:p>There are those who want to be shut-ins but
can't; those who don't but must; those who
stay home for the sake of it; those who
stay home in service of other goals...</text:p>
          </table:table-cell>
          <table:table-cell table:number-columns-repeated="1020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-Anyway, I wanna know the right answer,
Hamu-chan! What are the two types?!</text:p>
          </table:table-cell>
          <table:table-cell table:number-columns-repeated="1020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e right answer was boy-hikikomoris and girl-
hikikomoris, but now I can't get a word in
edgewise...)</text:p>
          </table:table-cell>
          <table:table-cell table:number-columns-repeated="1020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-Enough of that, l... let's hurry up and get
through this cave, Alreadyyy...!</text:p>
          </table:table-cell>
          <table:table-cell table:number-columns-repeated="1020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agree. It looks like I, of all people, wasted
our time.</text:p>
          </table:table-cell>
          <table:table-cell table:number-columns-repeated="1020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ve been in a hurry ever since we
started scaling the mountain. Is there
something you're anxious about?</text:p>
          </table:table-cell>
          <table:table-cell table:number-columns-repeated="1020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ooo!! I just, uhh...</text:p>
          </table:table-cell>
          <table:table-cell table:number-columns-repeated="1020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style-name="ce0"/>
          <table:table-cell table:style-name="ce0"/>
          <table:table-cell table:style-name="ce0" office:value-type="string">
            <text:p>I just want to hurry up and find me some Ion
Matter, that's Aaaall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 yes, I seem to remember you were on the
way to some other planet.</text:p>
          </table:table-cell>
          <table:table-cell table:number-columns-repeated="1020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rest of us don't really have the time to
waste, either.</text:p>
          </table:table-cell>
          <table:table-cell table:number-columns-repeated="1020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uuu〜... I'm already starting to fill up really
Fuuuull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style-name="ce0"/>
          <table:table-cell table:style-name="ce0"/>
          <table:table-cell table:style-name="ce0" office:value-type="string">
            <text:p>(Quickly... I wanna go Peeee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